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automatic-styles>
    <style:style style:family="table" style:name="ta0">
      <style:table-properties table:display="true"/>
    </style:style>
  </office:automatic-styles>
  <office:body>
    <office:spreadsheet>
      <table:table table:style-name="ta0">
        <table:table-column/>
        <table:table-column/>
        <table:table-column/>
        <table:table-column/>
        <table:table-row>
          <table:table-cell office:value-type="string">
            <text:p>Nome</text:p>
          </table:table-cell>
          <table:table-cell office:value-type="string">
            <text:p>Coautores</text:p>
          </table:table-cell>
          <table:table-cell office:value-type="string">
            <text:p>Título</text:p>
          </table:table-cell>
          <table:table-cell office:value-type="string">
            <text:p>Data</text:p>
          </table:table-cell>
        </table:table-row>
        <table:table-row>
          <table:table-cell office:value-type="string">
            <text:p>JOAO PAULO SILV ASAURO</text:p>
          </table:table-cell>
          <table:table-cell office:value-type="string">
            <text:p>MARIA TEREZA DOS ANZOIS</text:p>
          </table:table-cell>
          <table:table-cell office:value-type="string">
            <text:p>TITULO</text:p>
          </table:table-cell>
          <table:table-cell office:value-type="string">
            <text:p>08/06/2017</text:p>
          </table:table-cell>
        </table:table-row>
        <table:table-row>
          <table:table-cell office:value-type="string">
            <text:p>JOAO PAULO SILV ASAURO</text:p>
          </table:table-cell>
          <table:table-cell office:value-type="string">
            <text:p>MARIA TEREZA DOS ANZOIS</text:p>
          </table:table-cell>
          <table:table-cell office:value-type="string">
            <text:p>TITULO</text:p>
          </table:table-cell>
          <table:table-cell office:value-type="string">
            <text:p>08/06/2017</text:p>
          </table:table-cell>
        </table:table-row>
        <table:table-row>
          <table:table-cell office:value-type="string">
            <text:p>JOAO PAULO SILV ASAURO</text:p>
          </table:table-cell>
          <table:table-cell office:value-type="string">
            <text:p>MARIA TEREZA DOS ANZOIS</text:p>
          </table:table-cell>
          <table:table-cell office:value-type="string">
            <text:p>TITULO</text:p>
          </table:table-cell>
          <table:table-cell office:value-type="string">
            <text:p>08/06/20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meta>
    <meta:generator>jOpenDocument/1.3</meta:generator>
  </office:meta>
</office:document-meta>
</file>